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acf4" officeooo:paragraph-rsid="0011acf4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1acf4" officeooo:paragraph-rsid="0011acf4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DOR DE CONTATOS</text:p>
      <text:p text:style-name="P1"/>
      <text:p text:style-name="P6"><text:span text:style-name="Strong_20_Emphasis">Descrição do Projeto: Gerenciador de Contatos</text:span></text:p>
      <text:p text:style-name="Text_20_body">O projeto consiste em um aplicativo web para gerenciamento de contatos, onde os usuários podem visualizar uma lista de contatos existentes e adicionar novos contatos. O aplicativo possui duas páginas principais: uma para visualizar a lista de contatos e outra para adicionar novos contatos. A estilização do aplicativo segue o modo escuro semelhante ao utilizado pelo Twitter.</text:p>
      <text:h text:style-name="Heading_20_3" text:outline-level="3">Funcionalidades Principais:</text:h>
      <text:list text:style-name="L1">
        <text:list-item>
          <text:p text:style-name="P2"><text:span text:style-name="Strong_20_Emphasis">Lista de Contatos:</text:span> Permite visualizar todos os contatos cadastrados, exibindo nome, telefone e email de cada contato. Inclui opções para deletar um contato ou atualizar suas informações.</text:p>
        </text:list-item>
        <text:list-item>
          <text:p text:style-name="P2"><text:span text:style-name="Strong_20_Emphasis">Adicionar Contato:</text:span> Formulário para inserir novos contatos, requerendo nome, telefone e email. Após adicionar um contato, a lista é atualizada automaticamente.</text:p>
        </text:list-item>
      </text:list>
      <text:h text:style-name="Heading_20_3" text:outline-level="3">Tecnologias Utilizadas:</text:h>
      <text:list text:style-name="L2">
        <text:list-item>
          <text:p text:style-name="P3"><text:span text:style-name="Strong_20_Emphasis">Frontend:</text:span> HTML, CSS (estilização seguindo o modo escuro), JavaScript (para interação dinâmica com a API).</text:p>
        </text:list-item>
        <text:list-item>
          <text:p text:style-name="P3"><text:span text:style-name="Strong_20_Emphasis">Backend:</text:span> Node.js com Express para criar APIs RESTful.</text:p>
        </text:list-item>
        <text:list-item>
          <text:p text:style-name="P3"><text:span text:style-name="Strong_20_Emphasis">Banco de Dados:</text:span> PostgreSQL para armazenar os contatos.</text:p>
        </text:list-item>
      </text:list>
      <text:h text:style-name="Heading_20_3" text:outline-level="3">Objetivos do Projeto:</text:h>
      <text:list text:style-name="L3">
        <text:list-item>
          <text:p text:style-name="P5">Facilitar o gerenciamento pessoal de contatos de forma simples e eficiente.</text:p>
        </text:list-item>
        <text:list-item>
          <text:p text:style-name="P5">Utilizar uma interface intuitiva e responsiva, focada na experiência do usuário.</text:p>
        </text:list-item>
        <text:list-item>
          <text:p text:style-name="P4">Implementar operações CRUD (Create, Read, Update, Delete) para manipular os dados de contatos de maneira segura e eficaz.</text:p>
        </text:list-item>
      </text:list>
      <text:p text:style-name="Text_20_body">Esse projeto visa oferecer uma solução prática para organização de contatos pessoais, adaptável para diferentes dispositivos e ambientes de us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13:57:27.008000000</meta:creation-date>
    <dc:date>2024-06-26T14:33:52.076000000</dc:date>
    <meta:editing-duration>PT36M25S</meta:editing-duration>
    <meta:editing-cycles>1</meta:editing-cycles>
    <meta:document-statistic meta:table-count="0" meta:image-count="0" meta:object-count="0" meta:page-count="1" meta:paragraph-count="15" meta:word-count="220" meta:character-count="1499" meta:non-whitespace-character-count="1302"/>
    <meta:generator>LibreOffice/7.4.4.2$Windows_X86_64 LibreOffice_project/85569322deea74ec9134968a29af2df5663baa21</meta:generator>
  </office:meta>
</office:document-meta>
</file>